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77819" officeooo:paragraph-rsid="00477819"/>
    </style:style>
    <style:style style:name="P2" style:family="paragraph" style:parent-style-name="Standard">
      <style:text-properties officeooo:rsid="00477819" officeooo:paragraph-rsid="0047d54f"/>
    </style:style>
    <style:style style:name="P3" style:family="paragraph" style:parent-style-name="Standard">
      <style:text-properties fo:font-variant="normal" fo:text-transform="none" fo:color="#202124" style:font-name="arial" fo:font-size="12pt" fo:letter-spacing="normal" fo:font-style="normal" fo:font-weight="normal" officeooo:rsid="005ce52b" officeooo:paragraph-rsid="005d596f" fo:background-color="transparent"/>
    </style:style>
    <style:style style:name="P4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5ce52b" officeooo:paragraph-rsid="005ce52b" fo:background-color="transparent" style:font-size-asian="12pt" style:font-size-complex="12pt"/>
    </style:style>
    <style:style style:name="P5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5ce52b" officeooo:paragraph-rsid="005d596f" fo:background-color="transparent" style:font-size-asian="12pt" style:font-size-complex="12pt"/>
    </style:style>
    <style:style style:name="P6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5f0327" officeooo:paragraph-rsid="005f0327" fo:background-color="transparent" style:font-size-asian="12pt" style:font-size-complex="12pt"/>
    </style:style>
    <style:style style:name="P7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60525c" officeooo:paragraph-rsid="0060525c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paragraph-rsid="0071e852" fo:background-color="#ffff00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733201" officeooo:paragraph-rsid="00733201" fo:background-color="#ffff00" style:font-size-asian="12pt" style:font-size-complex="12pt"/>
    </style:style>
    <style:style style:name="P10" style:family="paragraph" style:parent-style-name="Standard">
      <style:text-properties fo:font-variant="normal" fo:text-transform="none" fo:color="#202124" style:font-name="Verdana" fo:font-size="12pt" fo:letter-spacing="normal" fo:font-style="normal" fo:font-weight="bold" officeooo:rsid="0060525c" officeooo:paragraph-rsid="0060525c" fo:background-color="#ffff00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202124" style:font-name="Verdana" fo:font-size="12pt" fo:letter-spacing="normal" fo:font-style="normal" fo:font-weight="bold" officeooo:rsid="0060525c" officeooo:paragraph-rsid="0060525c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d2683" officeooo:paragraph-rsid="004d2683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e3b7e" officeooo:paragraph-rsid="004f8757" fo:background-color="transparent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77819" officeooo:paragraph-rsid="00477819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80e13" officeooo:paragraph-rsid="00580e13" fo:background-color="transparent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a393e" officeooo:paragraph-rsid="005a393e" fo:background-color="transparent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b9a79" officeooo:paragraph-rsid="005b9a79" fo:background-color="transparent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ce52b" officeooo:paragraph-rsid="005ce52b" fo:background-color="transparent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33201" officeooo:paragraph-rsid="00733201" fo:background-color="transparent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54a3a" officeooo:paragraph-rsid="00754a3a" fo:background-color="transparent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54a3a" officeooo:paragraph-rsid="007be88d" fo:background-color="transparent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be88d" officeooo:paragraph-rsid="007be88d" fo:background-color="transparent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ea9cb" officeooo:paragraph-rsid="007ea9cb" fo:background-color="transparent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6fc03" officeooo:paragraph-rsid="0076fc03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8b717" officeooo:paragraph-rsid="0078b717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813bb5" officeooo:paragraph-rsid="00813bb5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0525c" officeooo:paragraph-rsid="0060525c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43780" officeooo:paragraph-rsid="00643780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4cf6b" officeooo:paragraph-rsid="0064cf6b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fc7cf" officeooo:paragraph-rsid="006fc7cf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10472" officeooo:paragraph-rsid="00710472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80e13" officeooo:paragraph-rsid="00580e13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a393e" officeooo:paragraph-rsid="005a393e" fo:background-color="#ffff00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b9a79" officeooo:paragraph-rsid="005b9a79" fo:background-color="#ffff00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ce52b" officeooo:paragraph-rsid="005ce52b" fo:background-color="#ffff00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paragraph-rsid="0071e852" fo:background-color="#ffff00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be88d" officeooo:paragraph-rsid="007be88d" fo:background-color="#ffff00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a6e9ed" officeooo:paragraph-rsid="00a6e9ed" fo:background-color="#ffff00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fc7cf" officeooo:paragraph-rsid="006fc7cf" fo:background-color="#ffff00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10472" officeooo:paragraph-rsid="00710472" fo:background-color="#ffff00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ea9cb" officeooo:paragraph-rsid="007ea9cb" fo:background-color="#ffff00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813bb5" officeooo:paragraph-rsid="00813bb5" fo:background-color="#ffff00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76fc03" officeooo:paragraph-rsid="0076fc03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6fc7cf" officeooo:paragraph-rsid="006fc7cf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813bb5" officeooo:paragraph-rsid="00813bb5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6fc7cf" officeooo:paragraph-rsid="006fc7cf" fo:background-color="#ffff00" style:font-size-asian="12pt" style:font-weight-asian="bold" style:font-size-complex="12pt" style:font-weight-complex="bold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754a3a" officeooo:paragraph-rsid="00754a3a" fo:background-color="transparent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4e276" officeooo:paragraph-rsid="0084e276" fo:background-color="transparent" style:font-size-asian="12pt" style:font-size-complex="12pt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557e9" officeooo:paragraph-rsid="008557e9" fo:background-color="transparent" style:font-size-asian="12pt" style:font-size-complex="12pt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58e16" officeooo:paragraph-rsid="00858e16" fo:background-color="transparent" style:font-size-asian="12pt" style:font-size-complex="12pt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724ef" officeooo:paragraph-rsid="008724ef" fo:background-color="transparent" style:font-size-asian="12pt" style:font-size-complex="12pt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805e3" officeooo:paragraph-rsid="008805e3" fo:background-color="transparent" style:font-size-asian="12pt" style:font-size-complex="12pt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95465" officeooo:paragraph-rsid="00895465" fo:background-color="transparent" style:font-size-asian="12pt" style:font-size-complex="12pt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a70a9" officeooo:paragraph-rsid="008a70a9" fo:background-color="transparent" style:font-size-asian="12pt" style:font-size-complex="12pt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a70a9" officeooo:paragraph-rsid="008a70a9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d9d7f" officeooo:paragraph-rsid="008d9d7f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e955b" officeooo:paragraph-rsid="008e955b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20739" officeooo:paragraph-rsid="00920739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1f2e7" officeooo:paragraph-rsid="0091f2e7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79b1a" officeooo:paragraph-rsid="00979b1a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3e76b" officeooo:paragraph-rsid="0093e76b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9a863" officeooo:paragraph-rsid="0099a863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b7083" officeooo:paragraph-rsid="009b7083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cadf6" officeooo:paragraph-rsid="009cadf6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e3bb1" officeooo:paragraph-rsid="009e3bb1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f66dc" officeooo:paragraph-rsid="009f66dc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fd7de" officeooo:paragraph-rsid="009fd7de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a1576d" officeooo:paragraph-rsid="00a1576d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a1c6f8" officeooo:paragraph-rsid="00a1c6f8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a6e9ed" officeooo:paragraph-rsid="00a6e9ed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858e16" officeooo:paragraph-rsid="00858e16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8e955b" officeooo:paragraph-rsid="008e955b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3e76b" officeooo:paragraph-rsid="0093e76b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6f7bf" officeooo:paragraph-rsid="0096f7bf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71adc" officeooo:paragraph-rsid="00971adc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cadf6" officeooo:paragraph-rsid="009cadf6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8e955b" officeooo:paragraph-rsid="008e955b" fo:background-color="#ffff00" style:font-size-asian="12pt" style:font-weight-asian="bold" style:font-size-complex="12pt" style:font-weight-complex="bold"/>
    </style:style>
    <style:style style:name="P78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99e52" officeooo:paragraph-rsid="00999e52" fo:background-color="#ffff00" style:font-size-asian="12pt" style:font-weight-asian="bold" style:font-size-complex="12pt" style:font-weight-complex="bold"/>
    </style:style>
    <style:style style:name="P79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e3bb1" officeooo:paragraph-rsid="009e3bb1" fo:background-color="#ffff00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a1c6f8" officeooo:paragraph-rsid="00a1c6f8" fo:background-color="#ffff00" style:font-size-asian="12pt" style:font-weight-asian="bold" style:font-size-complex="12pt" style:font-weight-complex="bold"/>
    </style:style>
    <style:style style:name="P81" style:family="paragraph" style:parent-style-name="Standard">
      <style:text-properties style:font-name="Verdana" fo:font-size="12pt" officeooo:rsid="0000abcf" style:font-size-asian="12pt" style:font-size-complex="12pt"/>
    </style:style>
    <style:style style:name="P82" style:family="paragraph" style:parent-style-name="Standard">
      <style:text-properties style:font-name="Verdana" fo:font-size="12pt" officeooo:rsid="0000abcf" officeooo:paragraph-rsid="0000abcf" style:font-size-asian="12pt" style:font-size-complex="12pt"/>
    </style:style>
    <style:style style:name="P83" style:family="paragraph" style:parent-style-name="Standard">
      <style:text-properties style:font-name="Verdana" fo:font-size="12pt" officeooo:rsid="0000abcf" officeooo:paragraph-rsid="00030065" style:font-size-asian="12pt" style:font-size-complex="12pt"/>
    </style:style>
    <style:style style:name="P84" style:family="paragraph" style:parent-style-name="Standard">
      <style:text-properties style:font-name="Verdana" fo:font-size="12pt" officeooo:rsid="00376b55" officeooo:paragraph-rsid="00376b55" style:font-size-asian="12pt" style:font-size-complex="12pt"/>
    </style:style>
    <style:style style:name="P85" style:family="paragraph" style:parent-style-name="Standard">
      <style:text-properties style:font-name="Verdana" fo:font-size="12pt" officeooo:rsid="003cfac4" officeooo:paragraph-rsid="003cfac4" style:font-size-asian="12pt" style:font-size-complex="12pt"/>
    </style:style>
    <style:style style:name="P86" style:family="paragraph" style:parent-style-name="Standard">
      <style:text-properties style:font-name="Verdana" fo:font-size="12pt" officeooo:rsid="003f79b4" officeooo:paragraph-rsid="003f79b4" style:font-size-asian="12pt" style:font-size-complex="12pt"/>
    </style:style>
    <style:style style:name="P87" style:family="paragraph" style:parent-style-name="Standard">
      <style:text-properties style:font-name="Verdana" fo:font-size="12pt" officeooo:rsid="00027a95" officeooo:paragraph-rsid="00027a95" fo:background-color="#ffff00" style:font-size-asian="12pt" style:font-size-complex="12pt"/>
    </style:style>
    <style:style style:name="P88" style:family="paragraph" style:parent-style-name="Standard">
      <style:text-properties style:font-name="Verdana" fo:font-size="12pt" officeooo:rsid="0000abcf" officeooo:paragraph-rsid="0000abcf" fo:background-color="#ffff00" style:font-size-asian="12pt" style:font-size-complex="12pt"/>
    </style:style>
    <style:style style:name="P89" style:family="paragraph" style:parent-style-name="Standard">
      <style:text-properties style:font-name="Verdana" fo:font-size="12pt" officeooo:rsid="00045e0f" officeooo:paragraph-rsid="00045e0f" fo:background-color="#ffff00" style:font-size-asian="12pt" style:font-size-complex="12pt"/>
    </style:style>
    <style:style style:name="P90" style:family="paragraph" style:parent-style-name="Standard">
      <style:text-properties style:font-name="Verdana" fo:font-size="12pt" officeooo:rsid="00376b55" officeooo:paragraph-rsid="00376b55" fo:background-color="#ffff00" style:font-size-asian="12pt" style:font-size-complex="12pt"/>
    </style:style>
    <style:style style:name="P91" style:family="paragraph" style:parent-style-name="Standard">
      <style:text-properties style:font-name="Verdana" fo:font-size="12pt" officeooo:rsid="00391d5d" officeooo:paragraph-rsid="00391d5d" fo:background-color="#ffff00" style:font-size-asian="12pt" style:font-size-complex="12pt"/>
    </style:style>
    <style:style style:name="P92" style:family="paragraph" style:parent-style-name="Standard">
      <style:text-properties style:font-name="Verdana" fo:font-size="12pt" officeooo:rsid="00477819" officeooo:paragraph-rsid="00477819" fo:background-color="#ffff00" style:font-size-asian="12pt" style:font-size-complex="12pt"/>
    </style:style>
    <style:style style:name="P93" style:family="paragraph" style:parent-style-name="Standard">
      <style:text-properties style:font-name="Verdana" fo:font-size="12pt" officeooo:rsid="00463435" officeooo:paragraph-rsid="00463435" fo:background-color="#ffff00" style:font-size-asian="12pt" style:font-size-complex="12pt"/>
    </style:style>
    <style:style style:name="P94" style:family="paragraph" style:parent-style-name="Standard">
      <style:text-properties style:font-name="Verdana" fo:font-size="12pt" officeooo:rsid="004d2683" officeooo:paragraph-rsid="004d2683" fo:background-color="#ffff00" style:font-size-asian="12pt" style:font-size-complex="12pt"/>
    </style:style>
    <style:style style:name="P95" style:family="paragraph" style:parent-style-name="Standard">
      <style:text-properties style:font-name="Verdana" fo:font-size="12pt" fo:font-style="normal" officeooo:rsid="003cfac4" officeooo:paragraph-rsid="003cfac4" style:font-size-asian="12pt" style:font-style-asian="normal" style:font-size-complex="12pt" style:font-style-complex="normal"/>
    </style:style>
    <style:style style:name="P96" style:family="paragraph" style:parent-style-name="Standard">
      <style:text-properties style:font-name="Verdana" fo:font-size="12pt" fo:font-style="normal" officeooo:rsid="003f79b4" officeooo:paragraph-rsid="003f79b4" style:font-size-asian="12pt" style:font-style-asian="normal" style:font-size-complex="12pt" style:font-style-complex="normal"/>
    </style:style>
    <style:style style:name="P97" style:family="paragraph" style:parent-style-name="Standard">
      <style:text-properties style:font-name="Verdana" fo:font-size="12pt" officeooo:rsid="00477819" officeooo:paragraph-rsid="00477819" fo:background-color="transparent" style:font-size-asian="12pt" style:font-size-complex="12pt"/>
    </style:style>
    <style:style style:name="P98" style:family="paragraph" style:parent-style-name="Standard">
      <style:paragraph-properties fo:text-align="center" style:justify-single-word="false"/>
      <style:text-properties style:font-name="Verdana" fo:font-size="12pt" fo:font-weight="bold" officeooo:rsid="008240f6" officeooo:paragraph-rsid="008240f6" fo:background-color="#729fcf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font-name="Verdana" fo:font-size="12pt" fo:font-weight="bold" officeooo:rsid="008240f6" officeooo:paragraph-rsid="008240f6" fo:background-color="#ffd7d7" style:font-size-asian="12pt" style:font-weight-asian="bold" style:font-size-complex="12pt" style:font-weight-complex="bold"/>
    </style:style>
    <style:style style:name="P100" style:family="paragraph" style:parent-style-name="Standard">
      <style:text-properties officeooo:rsid="008e955b" officeooo:paragraph-rsid="008e955b"/>
    </style:style>
    <style:style style:name="P101" style:family="paragraph" style:parent-style-name="Preformatted_20_Text">
      <style:text-properties officeooo:rsid="0000abcf" officeooo:paragraph-rsid="00030065"/>
    </style:style>
    <style:style style:name="P102" style:family="paragraph" style:parent-style-name="Preformatted_20_Text">
      <style:text-properties officeooo:rsid="0000abcf" officeooo:paragraph-rsid="0006816b"/>
    </style:style>
    <style:style style:name="P103" style:family="paragraph" style:parent-style-name="Preformatted_20_Text">
      <style:text-properties officeooo:rsid="0000abcf" officeooo:paragraph-rsid="000be5c6"/>
    </style:style>
    <style:style style:name="P104" style:family="paragraph" style:parent-style-name="Preformatted_20_Text">
      <style:text-properties officeooo:paragraph-rsid="0006816b"/>
    </style:style>
    <style:style style:name="P105" style:family="paragraph" style:parent-style-name="Preformatted_20_Text">
      <style:text-properties officeooo:paragraph-rsid="0032fc62"/>
    </style:style>
    <style:style style:name="P106" style:family="paragraph" style:parent-style-name="Preformatted_20_Text">
      <style:paragraph-properties fo:margin-top="0cm" fo:margin-bottom="0.499cm" loext:contextual-spacing="false"/>
    </style:style>
    <style:style style:name="P107" style:family="paragraph" style:parent-style-name="Preformatted_20_Text">
      <style:paragraph-properties fo:margin-top="0cm" fo:margin-bottom="0.499cm" loext:contextual-spacing="false"/>
      <style:text-properties officeooo:paragraph-rsid="00159051"/>
    </style:style>
    <style:style style:name="P108" style:family="paragraph" style:parent-style-name="Preformatted_20_Text">
      <style:paragraph-properties fo:margin-top="0cm" fo:margin-bottom="0.499cm" loext:contextual-spacing="false"/>
      <style:text-properties officeooo:paragraph-rsid="001b423a"/>
    </style:style>
    <style:style style:name="P109" style:family="paragraph" style:parent-style-name="Preformatted_20_Text">
      <style:paragraph-properties fo:margin-top="0cm" fo:margin-bottom="0.499cm" loext:contextual-spacing="false"/>
      <style:text-properties officeooo:paragraph-rsid="002b088d"/>
    </style:style>
    <style:style style:name="P110" style:family="paragraph" style:parent-style-name="Preformatted_20_Text">
      <style:paragraph-properties fo:margin-top="0cm" fo:margin-bottom="0.499cm" loext:contextual-spacing="false"/>
      <style:text-properties officeooo:paragraph-rsid="00302f2f"/>
    </style:style>
    <style:style style:name="P111" style:family="paragraph" style:parent-style-name="List_20_Heading">
      <style:text-properties officeooo:rsid="00477819" officeooo:paragraph-rsid="00477819" fo:background-color="transparent"/>
    </style:style>
    <style:style style:name="P112" style:family="paragraph" style:parent-style-name="Text_20_body">
      <style:paragraph-properties fo:margin-left="0cm" fo:margin-right="0cm" fo:text-indent="0cm" style:auto-text-indent="false" fo:padding="0cm" fo:border="none"/>
      <style:text-properties style:font-name="Verdana" fo:font-size="12pt" style:font-size-asian="12pt" style:font-size-complex="12pt"/>
    </style:style>
    <style:style style:name="P113" style:family="paragraph" style:parent-style-name="Text_20_body">
      <style:paragraph-properties fo:margin-left="0cm" fo:margin-right="0cm" fo:text-indent="0cm" style:auto-text-indent="false" fo:padding="0cm" fo:border="none"/>
      <style:text-properties style:font-name="Verdana" fo:font-size="12pt" style:text-underline-style="solid" style:text-underline-width="auto" style:text-underline-color="font-color" fo:font-weight="bold" officeooo:rsid="0055a851" officeooo:paragraph-rsid="0055a851" style:font-size-asian="12pt" style:font-weight-asian="bold" style:font-size-complex="12pt" style:font-weight-complex="bold"/>
    </style:style>
    <style:style style:name="P11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a6e9ed" officeooo:paragraph-rsid="00a6e9ed" fo:background-color="#ffff00" style:font-size-asian="12pt" style:font-size-complex="12pt"/>
    </style:style>
    <style:style style:name="P115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a6e9ed" officeooo:paragraph-rsid="00a6e9ed" fo:background-color="transparent" style:font-size-asian="12pt" style:font-size-complex="12pt"/>
    </style:style>
    <style:style style:name="P116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a9a7d2" officeooo:paragraph-rsid="00a9a7d2" fo:background-color="transparent" style:font-size-asian="12pt" style:font-size-complex="12pt"/>
    </style:style>
    <style:style style:name="T1" style:family="text">
      <style:text-properties officeooo:rsid="00027a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4e276" style:font-weight-asian="bold" style:font-weight-complex="bold"/>
    </style:style>
    <style:style style:name="T4" style:family="text">
      <style:text-properties fo:font-weight="bold" officeooo:rsid="008bc5a6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34d25" style:font-style-asian="normal" style:font-style-complex="normal"/>
    </style:style>
    <style:style style:name="T9" style:family="text">
      <style:text-properties officeooo:rsid="004d2683"/>
    </style:style>
    <style:style style:name="T10" style:family="text">
      <style:text-properties officeooo:rsid="004f8757"/>
    </style:style>
    <style:style style:name="T11" style:family="text">
      <style:text-properties fo:font-variant="normal" fo:text-transform="none" fo:color="#222222" style:font-name="Verdana" fo:font-size="12pt" fo:letter-spacing="normal" fo:font-style="normal" fo:font-weight="normal" style:font-size-asian="12pt" style:font-size-complex="12pt" loext:padding="0cm" loext:border="none"/>
    </style:style>
    <style:style style:name="T12" style:family="text">
      <style:text-properties fo:font-variant="normal" fo:text-transform="none" fo:color="#222222" style:font-name="Verdana" fo:font-size="12pt" fo:letter-spacing="normal" fo:font-style="italic" fo:font-weight="normal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color="#202124"/>
    </style:style>
    <style:style style:name="T16" style:family="text">
      <style:text-properties officeooo:rsid="0071e852" style:font-weight-asian="bold" style:font-weight-complex="bold"/>
    </style:style>
    <style:style style:name="T17" style:family="text">
      <style:text-properties officeooo:rsid="0078b717"/>
    </style:style>
    <style:style style:name="T18" style:family="text">
      <style:text-properties officeooo:rsid="007a0eff"/>
    </style:style>
    <style:style style:name="T19" style:family="text">
      <style:text-properties style:font-name="Verdana" fo:font-size="12pt" style:font-size-asian="12pt" style:font-size-complex="12pt"/>
    </style:style>
    <style:style style:name="T20" style:family="text">
      <style:text-properties style:font-name="Verdana" fo:font-size="12pt" officeooo:rsid="00030065" style:font-size-asian="12pt" style:font-size-complex="12pt"/>
    </style:style>
    <style:style style:name="T21" style:family="text">
      <style:text-properties style:font-name="Verdana" fo:font-size="12pt" officeooo:rsid="0000abcf" style:font-size-asian="12pt" style:font-size-complex="12pt"/>
    </style:style>
    <style:style style:name="T22" style:family="text">
      <style:text-properties style:font-name="Verdana" fo:font-size="12pt" officeooo:rsid="00159051" style:font-size-asian="12pt" style:font-size-complex="12pt"/>
    </style:style>
    <style:style style:name="T23" style:family="text">
      <style:text-properties style:font-name="Verdana" fo:font-size="12pt" officeooo:rsid="001976ae" style:font-size-asian="12pt" style:font-size-complex="12pt"/>
    </style:style>
    <style:style style:name="T24" style:family="text">
      <style:text-properties style:font-name="Verdana" fo:font-size="12pt" officeooo:rsid="001cc7a3" style:font-size-asian="12pt" style:font-size-complex="12pt"/>
    </style:style>
    <style:style style:name="T25" style:family="text">
      <style:text-properties style:font-name="Verdana" fo:font-size="12pt" officeooo:rsid="002b088d" style:font-size-asian="12pt" style:font-size-complex="12pt"/>
    </style:style>
    <style:style style:name="T26" style:family="text">
      <style:text-properties style:font-name="Verdana" fo:font-size="12pt" officeooo:rsid="0032fc62" style:font-size-asian="12pt" style:font-size-complex="12pt"/>
    </style:style>
    <style:style style:name="T27" style:family="text">
      <style:text-properties style:font-name="Verdana" fo:font-size="12pt" officeooo:rsid="0006816b" fo:background-color="#ffff00" loext:char-shading-value="0" style:font-size-asian="12pt" style:font-size-complex="12pt"/>
    </style:style>
    <style:style style:name="T28" style:family="text">
      <style:text-properties style:font-name="Verdana" fo:font-size="12pt" officeooo:rsid="000be5c6" fo:background-color="#ffff00" loext:char-shading-value="0" style:font-size-asian="12pt" style:font-size-complex="12pt"/>
    </style:style>
    <style:style style:name="T29" style:family="text">
      <style:text-properties style:font-name="Verdana" fo:font-size="12pt" officeooo:rsid="001b423a" fo:background-color="#ffff00" loext:char-shading-value="0" style:font-size-asian="12pt" style:font-size-complex="12pt"/>
    </style:style>
    <style:style style:name="T30" style:family="text">
      <style:text-properties style:font-name="Verdana" fo:font-size="12pt" officeooo:rsid="0047d54f" fo:background-color="#ffff00" loext:char-shading-value="0" style:font-size-asian="12pt" style:font-size-complex="12pt"/>
    </style:style>
    <style:style style:name="T31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Verdana" fo:font-size="12pt" fo:font-weight="bold" officeooo:rsid="002b088d" style:font-size-asian="12pt" style:font-weight-asian="bold" style:font-size-complex="12pt" style:font-weight-complex="bold"/>
    </style:style>
    <style:style style:name="T33" style:family="text">
      <style:text-properties style:font-name="Verdana" fo:font-size="12pt" fo:font-weight="normal" officeooo:rsid="00302f2f" fo:background-color="#ffff00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Verdana" fo:font-size="12pt" fo:font-style="italic" officeooo:rsid="0032fc62" style:font-size-asian="12pt" style:font-style-asian="italic" style:font-size-complex="12pt" style:font-style-complex="italic"/>
    </style:style>
    <style:style style:name="T35" style:family="text">
      <style:text-properties style:font-name="Verdana" fo:font-size="12pt" fo:font-style="normal" officeooo:rsid="0032fc62" style:font-size-asian="12pt" style:font-style-asian="normal" style:font-size-complex="12pt" style:font-style-complex="normal"/>
    </style:style>
    <style:style style:name="T36" style:family="text">
      <style:text-properties style:font-name="Verdana" style:font-size-asian="12pt" style:font-size-complex="12pt"/>
    </style:style>
    <style:style style:name="T37" style:family="text">
      <style:text-properties officeooo:rsid="0060525c"/>
    </style:style>
    <style:style style:name="T38" style:family="text">
      <style:text-properties officeooo:rsid="006710ac"/>
    </style:style>
    <style:style style:name="T39" style:family="text">
      <style:text-properties officeooo:rsid="0070b805"/>
    </style:style>
    <style:style style:name="T40" style:family="text">
      <style:text-properties officeooo:rsid="0084e276"/>
    </style:style>
    <style:style style:name="T41" style:family="text">
      <style:text-properties officeooo:rsid="008c1e1f"/>
    </style:style>
    <style:style style:name="T42" style:family="text">
      <style:text-properties officeooo:rsid="00a1576d"/>
    </style:style>
    <style:style style:name="T43" style:family="text">
      <style:text-properties officeooo:rsid="00a89ba4"/>
    </style:style>
    <style:style style:name="T44" style:family="text">
      <style:text-properties style:text-line-through-style="solid" style:text-line-through-type="single"/>
    </style:style>
    <style:style style:name="T45" style:family="text">
      <style:text-properties style:text-line-through-style="none" style:text-line-through-typ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Some Linux useful Commands</text:p>
      <text:p text:style-name="P98"/>
      <text:p text:style-name="P81">sudo su</text:p>
      <text:p text:style-name="P82">sud apt-get update</text:p>
      <text:p text:style-name="P82"/>
      <text:p text:style-name="P87"># to install nginx web-server</text:p>
      <text:p text:style-name="P82">sudo apt-get install nginx -y</text:p>
      <text:p text:style-name="P82"/>
      <text:p text:style-name="P88"><text:span text:style-name="T1">#</text:span>To check if NGINX is runing</text:p>
      <text:p text:style-name="P82">ps auwx | grep nginx</text:p>
      <text:p text:style-name="P82"/>
      <text:p text:style-name="P83">ps -aux (show all process for al users) ; ‘x’ means for any of the users.</text:p>
      <text:p text:style-name="P83"/>
      <text:p text:style-name="P89">#Stop nginx</text:p>
      <text:p text:style-name="P101"><text:span text:style-name="Source_20_Text"><text:span text:style-name="T19">service nginx </text:span></text:span><text:span text:style-name="Source_20_Text"><text:span text:style-name="T20">stop</text:span></text:span></text:p>
      <text:p text:style-name="P101"><text:span text:style-name="Source_20_Text"><text:span text:style-name="T19"/></text:span></text:p>
      <text:p text:style-name="P102"><text:span text:style-name="Source_20_Text"><text:span text:style-name="T27">#To check which process is running on which port</text:span></text:span></text:p>
      <text:p text:style-name="P103"><text:span text:style-name="Source_20_Text"><text:span text:style-name="T28"># example to check which process running on port 80</text:span></text:span></text:p>
      <text:p text:style-name="P102"><text:bookmark text:name="03e1"/><text:span text:style-name="Source_20_Text"><text:span text:style-name="T19">netstat -tulpn | grep :80</text:span></text:span></text:p>
      <text:p text:style-name="P102"><text:span text:style-name="Source_20_Text"><text:span text:style-name="T19"/></text:span></text:p>
      <text:p text:style-name="P104"><text:span text:style-name="Source_20_Text"><text:span text:style-name="T21">--tcp|-t</text:span></text:span></text:p>
      <text:p text:style-name="Preformatted_20_Text"><text:span text:style-name="Source_20_Text"><text:span text:style-name="T19">--udp|-u</text:span></text:span></text:p>
      <text:p text:style-name="Preformatted_20_Text"><text:span text:style-name="Source_20_Text"><text:span text:style-name="T19">-l, --listening</text:span></text:span></text:p>
      <text:p text:style-name="Preformatted_20_Text"><text:span text:style-name="Source_20_Text"><text:span text:style-name="T19">-p, --program</text:span></text:span></text:p>
      <text:p text:style-name="Preformatted_20_Text"><text:span text:style-name="Source_20_Text"><text:span text:style-name="T19">--numeric, -n</text:span></text:span></text:p>
      <text:p text:style-name="P106"><text:span text:style-name="Source_20_Text"><text:span text:style-name="T19">Show numerical addresses instead of trying to determine symbolic host, port or user names.</text:span></text:span></text:p>
      <text:p text:style-name="P107"><text:span text:style-name="Source_20_Text"><text:span text:style-name="T22">If we not use -n , then instead of 127.0.0.1 it shows localhos</text:span></text:span><text:span text:style-name="Source_20_Text"><text:span text:style-name="T23">t</text:span></text:span></text:p>
      <text:p text:style-name="P108"><text:span text:style-name="Source_20_Text"><text:span text:style-name="T29"># nginx configuration file placed at<text:line-break/></text:span></text:span><text:span text:style-name="Source_20_Text"><text:span text:style-name="T19">/etc/nginx/ </text:span></text:span><text:span text:style-name="Source_20_Text"><text:span text:style-name="T24">==&gt; nginx.conf</text:span></text:span></text:p>
      <text:p text:style-name="P109"><text:span text:style-name="Source_20_Text"><text:span text:style-name="T25"># when we open localhost:80 , to check if nginx or apache is running<text:line-break/># it shows some default html page<text:line-break/># it picks from </text:span></text:span><text:span text:style-name="Source_20_Text"><text:span text:style-name="T32">/var/www/html</text:span></text:span></text:p>
      <text:p text:style-name="P110"><text:span text:style-name="Source_20_Text"><text:span text:style-name="T33"># Sometimes when nginx is running &amp; up, but in browser we see Apache web-page because Both Ngixni and Apache are ref. to /var/www html file</text:span></text:span></text:p>
      <text:p text:style-name="P105"><text:span text:style-name="Source_20_Text"><text:span text:style-name="T26"># nginx first check </text:span></text:span><text:span text:style-name="Source_20_Text"><text:span text:style-name="T31">/etc/nginx/sites-available/default</text:span></text:span></text:p>
      <text:p text:style-name="P105"><text:span text:style-name="Source_20_Text"><text:span text:style-name="T26"># and then check /</text:span></text:span><text:span text:style-name="Source_20_Text"><text:span text:style-name="T34">var/</text:span></text:span><text:span text:style-name="Source_20_Text"><text:span text:style-name="T35">www/html</text:span></text:span></text:p>
      <text:p text:style-name="P83"/>
      <text:p text:style-name="P90"># Start nginx</text:p>
      <text:p text:style-name="P84">sudo nginx</text:p>
      <text:p text:style-name="P84"/>
      <text:p text:style-name="P91">#if we want to include our own configuration in nginx</text:p>
      <text:p text:style-name="P85">cd /<text:span text:style-name="T6">etc/</text:span><text:span text:style-name="T7">nginx</text:span></text:p>
      <text:p text:style-name="P95">nano nginx.conf</text:p>
      <text:p text:style-name="P95"/>
      <text:p text:style-name="P96"><text:soft-page-break/>find the include line</text:p>
      <text:p text:style-name="P86"><text:span text:style-name="T7">and add our own nginx conf like <text:s/></text:span><text:span text:style-name="T8">=&gt; include path_of_conf</text:span></text:p>
      <text:p text:style-name="P96">include /home/sumanshu/Desktop/Sumanshu Nankana/Self Learning – Topics/Flask/Flask-Nginx-LoadBalancer_Simple/nginx/nginx.conf;</text:p>
      <text:p text:style-name="P82"/>
      <text:p text:style-name="P92"># Now before reloading our service, first test wheher configuration file is correct or not</text:p>
      <text:p text:style-name="P1"><text:span text:style-name="Source_20_Text"><text:span text:style-name="T19">sudo nginx -t</text:span></text:span></text:p>
      <text:p text:style-name="P1"><text:span text:style-name="Source_20_Text"><text:span text:style-name="T19"/></text:span></text:p>
      <text:p text:style-name="P2"><text:span text:style-name="Source_20_Text"><text:span text:style-name="T30"># if there is any error, logs will write to</text:span></text:span></text:p>
      <text:p text:style-name="P2"><text:span text:style-name="Source_20_Text"><text:span text:style-name="T19">/var/log/nginx/error.log</text:span></text:span></text:p>
      <text:p text:style-name="P2"><text:span text:style-name="Source_20_Text"><text:span text:style-name="T19"/></text:span></text:p>
      <text:p text:style-name="P93">Now, reload our nginx configuration (without restarting nginx)</text:p>
      <text:p text:style-name="P97">sudo nginx -s reload</text:p>
      <text:p text:style-name="P97"/>
      <text:p text:style-name="P94">#update anyfile from stream editor command line</text:p>
      <text:p text:style-name="P94"/>
      <text:p text:style-name="P12">sed -i -e "s/YOUR_PROJECT_ID/$(gcloud config get-value project)/g" query.py</text:p>
      <text:p text:style-name="P12"/>
      <text:p text:style-name="P13">this query is using sed (stream editor) <text:span text:style-name="T10">to update query.py file. And wherever it finds YOUR_PROJECT_ID with value come from </text:span><text:span text:style-name="T9">$(gcloud config get-value project)</text:span></text:p>
      <text:p text:style-name="P97"/>
      <text:p text:style-name="P111"><text:span text:style-name="Source_20_Text"><text:span text:style-name="T11">e [</text:span></text:span><text:span text:style-name="Variable"><text:span text:style-name="T12">command</text:span></text:span><text:span text:style-name="Source_20_Text"><text:span text:style-name="T11">]</text:span></text:span></text:p>
      <text:p text:style-name="P112"><text:bookmark text:name="index-Evaluate-Bourne_002dshell-commands"/><text:bookmark text:name="index-e-_0028evaluate_0029-command"/><text:bookmark text:name="index-GNU-extensions_002c-subprocesses-1"/><text:bookmark text:name="index-GNU-extensions_002c-evaluating-Bourne_002dshell-commands-1"/><text:bookmark text:name="index-Subprocesses-1"/>This command allows one to pipe input from a shell command into pattern space.</text:p>
      <text:p text:style-name="P113">Another example</text:p>
      <text:p text:style-name="P14">sed -i -e "s/YOUR_SERVICE_ACCOUNT/bigquery-qwiklab@$(gcloud config get-value project).iam.gserviceaccount.com/g" query.py</text:p>
      <text:p text:style-name="P14"/>
      <text:p text:style-name="P43">another example</text:p>
      <text:p text:style-name="P43"/>
      <text:p text:style-name="P24">sed – i -e ‘<text:span text:style-name="T18">s/</text:span>webapp2/webapp22’ <text:s/><text:span text:style-name="T17">main.py</text:span></text:p>
      <text:p text:style-name="P24"/>
      <text:p text:style-name="P25">in man.py, replace webapp2 with webapp22</text:p>
      <text:p text:style-name="P14"/>
      <text:p text:style-name="P14"/>
      <text:p text:style-name="P32"># To see processes which are running</text:p>
      <text:p text:style-name="P15">top</text:p>
      <text:p text:style-name="P15"/>
      <text:p text:style-name="P33"># SSH</text:p>
      <text:p text:style-name="P33"/>
      <text:p text:style-name="P16">SSH is the protocol to connect remotely with Unix or Linux machine</text:p>
      <text:p text:style-name="P16"/>
      <text:p text:style-name="P34">#Zip a file</text:p>
      <text:p text:style-name="P34"/>
      <text:p text:style-name="P17">zip <text:s/><text:span text:style-name="T2">zip_file_name <text:s/></text:span>file_name_which_we_want_to_zip</text:p>
      <text:p text:style-name="P17"/>
      <text:p text:style-name="P38"><text:soft-page-break/>#Unzip a .<text:span text:style-name="T43">tar.gz </text:span>File</text:p>
      <text:p text:style-name="P38"/>
      <text:p text:style-name="P115">tar -xvzf file_name</text:p>
      <text:p text:style-name="P115"/>
      <text:p text:style-name="P116">unzip &lt;zip-file-name&gt;<text:span text:style-name="T45"> -d &lt;directoryname-in which-extract-wants&gt;</text:span></text:p>
      <text:p text:style-name="P17"/>
      <text:p text:style-name="P35">#wget command</text:p>
      <text:p text:style-name="P18"/>
      <text:p text:style-name="P4">The wget command is a command line utility for downloading files from the Internet</text:p>
      <text:p text:style-name="P4">example:</text:p>
      <text:p text:style-name="P4"/>
      <text:p text:style-name="P6">downloading from https url and save it with name ada.jpg</text:p>
      <text:p text:style-name="P4"/>
      <text:p text:style-name="P5">wget </text:p>
      <text:p text:style-name="P5">--output-document ada.jpg </text:p>
      <text:p text:style-name="P3"><text:a xlink:type="simple" xlink:href="https://upload.wikimedia.org/wikipedia/commons/thumb/a/a4/Ada_Lovelace_portrait.jpg/800px-Ada_Lovelace_portrait.jpg" text:style-name="Internet_20_link" text:visited-style-name="Visited_20_Internet_20_Link"><text:span text:style-name="T36">https://upload.wikimedia.org/wikipedia/commons/thumb/a/a4/Ada_Lovelace_portrait.jpg/800px-Ada_Lovelace_portrait.jpg</text:span></text:a></text:p>
      <text:p text:style-name="P5"/>
      <text:p text:style-name="P10">Read JSON File</text:p>
      <text:p text:style-name="P11"/>
      <text:p text:style-name="P11"><text:span text:style-name="T5">jq</text:span> <text:span text:style-name="T5">is a command</text:span> <text:span text:style-name="T5">line JSON processor.</text:span></text:p>
      <text:p text:style-name="P7"/>
      <text:p text:style-name="P27">TOKEN=$(curl http://127.0.0.1:10080/login -u user|jq -r '.token')</text:p>
      <text:p text:style-name="P27"/>
      <text:p text:style-name="P28">example - <text:s/><text:span text:style-name="T37">http://127.0.0.1:10080/login -u user </text:span>(This command lets give JSON output as {token:’ancvddjkdhjdha’}</text:p>
      <text:p text:style-name="P28">and we want token value and to store in $TOKEN variable.</text:p>
      <text:p text:style-name="P29">As above is JSON format, so we use ‘jq’ command line processor to read json file and read ‘token’ <text:span text:style-name="T38">key</text:span></text:p>
      <text:p text:style-name="P29"/>
      <text:p text:style-name="P46"><text:span text:style-name="T38">c</text:span>reate virtual lworkoad on <text:span text:style-name="T39">machine/cpu</text:span></text:p>
      <text:p text:style-name="P44"/>
      <text:p text:style-name="P30">dd if=/dev/urandom | gzip -9 &gt;&gt; /dev/null &amp;</text:p>
      <text:p text:style-name="P30"/>
      <text:p text:style-name="P39">kill workload manager, which we created</text:p>
      <text:p text:style-name="P30"/>
      <text:p text:style-name="P30">kill %1</text:p>
      <text:p text:style-name="P30"/>
      <text:p text:style-name="P40">check the free unused memory</text:p>
      <text:p text:style-name="P31"/>
      <text:p text:style-name="P31">free</text:p>
      <text:p text:style-name="P31"/>
      <text:p text:style-name="P40">check details of RAM</text:p>
      <text:p text:style-name="P40"/>
      <text:p text:style-name="P31">sudo dmidecode -t 17</text:p>
      <text:p text:style-name="P31"/>
      <text:p text:style-name="P36"><text:span text:style-name="T16">Check </text:span><text:span text:style-name="T15">number of processors</text:span></text:p>
      <text:p text:style-name="P8"/>
      <text:p text:style-name="P19"><text:soft-page-break/>nproc</text:p>
      <text:p text:style-name="P19"/>
      <text:p text:style-name="P9">details about the CPUs installed on your VM</text:p>
      <text:p text:style-name="P9"/>
      <text:p text:style-name="P20">lscpu</text:p>
      <text:p text:style-name="P20"/>
      <text:p text:style-name="P37">Remove file if exists</text:p>
      <text:p text:style-name="P22"/>
      <text:p text:style-name="P22">rm -f file_name</text:p>
      <text:p text:style-name="P22"/>
      <text:p text:style-name="P37">Download file using wget</text:p>
      <text:p text:style-name="P37"/>
      <text:p text:style-name="P22">wget http_url -o file_name</text:p>
      <text:p text:style-name="P22"/>
      <text:p text:style-name="P41">On Line numbers in VIM editor</text:p>
      <text:p text:style-name="P23">:set nu</text:p>
      <text:p text:style-name="P23"/>
      <text:p text:style-name="P42">Long Listing of a Files</text:p>
      <text:p text:style-name="P45"/>
      <text:p text:style-name="P26">ls -l</text:p>
      <text:p text:style-name="P21"/>
      <text:p text:style-name="P47"><text:span text:style-name="T3">-</text:span><text:span text:style-name="T40">rw-rw-r-- <text:s text:c="2"/>(10 characters)</text:span></text:p>
      <text:p text:style-name="P71">or</text:p>
      <text:p text:style-name="P50"><text:span text:style-name="T2">d</text:span>rw-rw-r-- (10 characters)1</text:p>
      <text:p text:style-name="P47"/>
      <text:p text:style-name="P48">first letter - shows <text:s/>whether it’s a file or a directory</text:p>
      <text:p text:style-name="P48">here it’s a ‘-’ which means its a file</text:p>
      <text:p text:style-name="P49">if it’s a ‘d’ which means its a directory</text:p>
      <text:p text:style-name="P51">we might see ‘L’ as a first character – which is a ‘Symbolic Link’</text:p>
      <text:p text:style-name="P51"/>
      <text:p text:style-name="P52">Now we have 9 characters left</text:p>
      <text:p text:style-name="P52"/>
      <text:p text:style-name="P53">r =&gt; read</text:p>
      <text:p text:style-name="P53">w =&gt; write</text:p>
      <text:p text:style-name="P53">- (dash) =&gt; no permission</text:p>
      <text:p text:style-name="P53"/>
      <text:p text:style-name="P54">first 3 characters are for the <text:span text:style-name="T2">users</text:span></text:p>
      <text:p text:style-name="P55">Next 3 characters are for the <text:span text:style-name="T2">group</text:span></text:p>
      <text:p text:style-name="P55">Next 3 characters are for the <text:span text:style-name="T4">others <text:s/></text:span><text:span text:style-name="T41">(i.e. who do not belongs to the group)</text:span></text:p>
      <text:p text:style-name="P55"/>
      <text:p text:style-name="P56">rw- =&gt; So user have read, write and no-execute permission</text:p>
      <text:p text:style-name="P56">rw- =&gt; Group as well have read, write and no-execute permission</text:p>
      <text:p text:style-name="P56">r-- =&gt; others have only read permission, and no read and execute permission</text:p>
      <text:p text:style-name="P56"/>
      <text:p text:style-name="P77">So How to change permissions</text:p>
      <text:p text:style-name="P77"/>
      <text:p text:style-name="P57">Let’s say we have one file (ending with .sh) which currently had -rw-rw-r-- </text:p>
      <text:p text:style-name="P57">i.e. user have read/write ; group have read/write ; others have only read.</text:p>
      <text:p text:style-name="P57"/>
      <text:p text:style-name="P100"><text:soft-page-break/><text:span text:style-name="T13">So, if we try to execute as </text:span><text:span text:style-name="T14">./file.sh</text:span></text:p>
      <text:p text:style-name="P57">we will get error as permission denied, because user does not have execute permission.</text:p>
      <text:p text:style-name="P57"/>
      <text:p text:style-name="P57">So lets give execute permission to user</text:p>
      <text:p text:style-name="P72"/>
      <text:p text:style-name="P72">chmod u+x name_of_file</text:p>
      <text:p text:style-name="P72"/>
      <text:p text:style-name="P58">To give group an execute permission, use g+x</text:p>
      <text:p text:style-name="P58">To give others an execute permission , use o+x</text:p>
      <text:p text:style-name="P72"/>
      <text:p text:style-name="P59">Now, if we do ls -l</text:p>
      <text:p text:style-name="P59">we will see <text:s/>=&gt; <text:s/>-rwxrw-r--</text:p>
      <text:p text:style-name="P59"/>
      <text:p text:style-name="P60">Same for read , write</text:p>
      <text:p text:style-name="P60">chmod o+r file_name</text:p>
      <text:p text:style-name="P60">chmod o+w file_name</text:p>
      <text:p text:style-name="P60">chmod g+r file_name</text:p>
      <text:p text:style-name="P59"/>
      <text:p text:style-name="P73">If we want to assign execute permisison to everyone</text:p>
      <text:p text:style-name="P73"/>
      <text:p text:style-name="P73">chmod +x file+name</text:p>
      <text:p text:style-name="P61"/>
      <text:p text:style-name="P61">Now if we do ls -l ; we will see ==&gt; -rwxrwxr-x</text:p>
      <text:p text:style-name="P61"/>
      <text:p text:style-name="P74">If we want to remove the permission</text:p>
      <text:p text:style-name="P74"/>
      <text:p text:style-name="P75">chmod -x filename</text:p>
      <text:p text:style-name="P75"/>
      <text:p text:style-name="P78">REDIRECTION</text:p>
      <text:p text:style-name="P78"/>
      <text:p text:style-name="P62">ls -l &gt; output.txt <text:s text:c="2"/></text:p>
      <text:p text:style-name="P62"/>
      <text:p text:style-name="P62">This will redirect the output for command “ls -l” into output.txt.</text:p>
      <text:p text:style-name="P62">Output.txt file will be created.</text:p>
      <text:p text:style-name="P63">If output.txt already exists it will overwrite the file.</text:p>
      <text:p text:style-name="P63"/>
      <text:p text:style-name="P76">If we want to append an existing file use below:</text:p>
      <text:p text:style-name="P76"/>
      <text:p text:style-name="P64">ls -l &gt;&gt; output.txt</text:p>
      <text:p text:style-name="P64"/>
      <text:p text:style-name="P65">if output.txt will not exists, it will create new</text:p>
      <text:p text:style-name="P65">and if it exists, it will append the data into existing file and will not delete already exsisting content (if any).</text:p>
      <text:p text:style-name="P65"/>
      <text:p text:style-name="P79">PIPELINE</text:p>
      <text:p text:style-name="P79"/>
      <text:p text:style-name="P66">using pipe operator (|) the output of one command can input into another command.</text:p>
      <text:p text:style-name="P66"><text:soft-page-break/></text:p>
      <text:p text:style-name="P67">ls -l | head</text:p>
      <text:p text:style-name="P67"/>
      <text:p text:style-name="P67">first “ls -l” command will run and the output of this went into “head” command and will show <text:span text:style-name="T42">top 10 lines</text:span></text:p>
      <text:p text:style-name="P67"/>
      <text:p text:style-name="P68">if we want only particular number of lines on screen</text:p>
      <text:p text:style-name="P68"/>
      <text:p text:style-name="P68">ls -l | head -3</text:p>
      <text:p text:style-name="P67"/>
      <text:p text:style-name="P67">Similarly we can use </text:p>
      <text:p text:style-name="P67"/>
      <text:p text:style-name="P67">ls -l | tail</text:p>
      <text:p text:style-name="P67"/>
      <text:p text:style-name="P80">Combine Pipeline <text:s/>&amp; Redirection</text:p>
      <text:p text:style-name="P80"/>
      <text:p text:style-name="P69">ls -l | head -3 &gt; output.txt</text:p>
      <text:p text:style-name="P69"/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3:40:52.341523581</meta:creation-date>
    <dc:date>2021-04-20T02:06:28.133651986</dc:date>
    <meta:editing-duration>PT5H45M3S</meta:editing-duration>
    <meta:editing-cycles>99</meta:editing-cycles>
    <meta:generator>LibreOffice/6.4.6.2$Linux_X86_64 LibreOffice_project/40$Build-2</meta:generator>
    <meta:document-statistic meta:table-count="0" meta:image-count="0" meta:object-count="0" meta:page-count="6" meta:paragraph-count="147" meta:word-count="970" meta:character-count="5760" meta:non-whitespace-character-count="4921"/>
  </office:meta>
</office:document-meta>
</file>